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QueryMaker.resetIn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Maker.setConfig( 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QueryMaker.printQue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QueryMaker.mak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Maker.makeQuery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Maker.nextQ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